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Pictures/10000201000001F40000008F5F5575FF.png" manifest:media-type="image/png"/>
  <manifest:file-entry manifest:full-path="Pictures/1000000000000064000000373C104831.png" manifest:media-type="image/png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896cm"/>
    </style:style>
    <style:style style:name="gr7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9" style:family="graphic" style:parent-style-name="standard">
      <style:graphic-properties svg:stroke-color="#e6e6e6" draw:fill="none" draw:textarea-horizontal-align="justify" draw:textarea-vertical-align="middle" draw:auto-grow-height="false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13.8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outline1">
      <style:graphic-properties fo:min-height="10.685cm"/>
    </style:style>
    <style:style style:name="pr8" style:family="presentation" style:parent-style-name="Kyodai_25_20Presentation-title">
      <style:graphic-properties draw:auto-grow-height="true" fo:min-height="3.237cm"/>
    </style:style>
    <style:style style:name="pr9" style:family="presentation" style:parent-style-name="Kyodai_25_20Presentation-outline1">
      <style:graphic-properties fo:min-height="2.43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800000" fo:font-size="24pt" style:font-size-asian="24pt" style:font-size-complex="24pt"/>
    </style:style>
    <style:style style:name="P6" style:family="paragraph">
      <style:text-properties fo:color="#008000" fo:font-size="24pt" style:font-size-asian="24pt" style:font-size-complex="24pt"/>
    </style:style>
    <style:style style:name="P7" style:family="paragraph">
      <style:text-properties fo:color="#800080" fo:font-size="24pt" style:font-size-asian="24pt" style:font-size-complex="24pt"/>
    </style:style>
    <style:style style:name="P8" style:family="paragraph">
      <style:text-properties fo:color="#000080"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style:use-window-font-color="true" fo:font-size="32pt" style:font-size-asian="32pt" style:font-size-complex="32pt"/>
    </style:style>
    <style:style style:name="P15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16" style:family="paragraph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P17" style:family="paragraph">
      <style:paragraph-properties fo:text-align="center"/>
      <style:text-properties fo:font-size="24pt" style:font-size-asian="24pt" style:font-size-complex="24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style:use-window-font-color="true" fo:font-size="24pt" style:font-size-asian="24pt" style:font-size-complex="24pt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style:use-window-font-color="true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80" fo:font-size="24pt" style:font-size-asian="24pt" style:font-size-complex="24pt"/>
    </style:style>
    <style:style style:name="T5" style:family="text">
      <style:text-properties fo:color="#800000" fo:font-size="24pt" style:font-size-asian="24pt" style:font-size-complex="24pt"/>
    </style:style>
    <style:style style:name="T6" style:family="text">
      <style:text-properties fo:color="#800000" style:text-position="sub 58%" fo:font-size="24pt" style:font-size-asian="24pt" style:font-size-complex="24pt"/>
    </style:style>
    <style:style style:name="T7" style:family="text">
      <style:text-properties fo:color="#008000" fo:font-size="24pt" style:font-size-asian="24pt" style:font-size-complex="24pt"/>
    </style:style>
    <style:style style:name="T8" style:family="text">
      <style:text-properties fo:color="#008000" style:text-position="sub 58%" fo:font-size="24pt" style:font-size-asian="24pt" style:font-size-complex="24pt"/>
    </style:style>
    <style:style style:name="T9" style:family="text">
      <style:text-properties fo:color="#800080" fo:font-size="24pt" style:font-size-asian="24pt" style:font-size-complex="24pt"/>
    </style:style>
    <style:style style:name="T10" style:family="text">
      <style:text-properties fo:color="#800080" style:text-position="sub 58%" fo:font-size="24pt" style:font-size-asian="24pt" style:font-size-complex="24pt"/>
    </style:style>
    <style:style style:name="T11" style:family="text">
      <style:text-properties fo:color="#000080" fo:font-size="22pt" style:font-size-asian="22pt" style:font-size-complex="22pt"/>
    </style:style>
    <style:style style:name="T12" style:family="text">
      <style:text-properties fo:color="#000080" style:text-position="sub 58%" fo:font-size="22pt" style:font-size-asian="22pt" style:font-size-complex="22pt"/>
    </style:style>
    <style:style style:name="T13" style:family="text">
      <style:text-properties style:text-position="sub 58%" fo:font-size="24pt" style:font-size-asian="24pt" style:font-size-complex="24pt"/>
    </style:style>
    <style:style style:name="T14" style:family="text">
      <style:text-properties fo:color="#000080"/>
    </style:style>
    <style:style style:name="T15" style:family="text">
      <style:text-properties fo:font-size="54pt" style:font-size-asian="54pt" style:font-size-complex="54pt"/>
    </style:style>
    <style:style style:name="T16" style:family="text">
      <style:text-properties fo:font-size="24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color="#800080"/>
    </style:style>
    <style:style style:name="T19" style:family="text">
      <style:text-properties fo:color="#800000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style:use-window-font-color="true" fo:font-size="32pt" style:font-size-asian="32pt" style:font-size-complex="32pt"/>
    </style:style>
    <style:style style:name="T22" style:family="text">
      <style:text-properties fo:color="#000080" fo:font-size="32pt" style:font-size-asian="32pt" style:font-size-complex="32pt"/>
    </style:style>
    <style:style style:name="T23" style:family="text">
      <style:text-properties fo:color="#008000" fo:font-size="32pt" style:font-size-asian="32pt" style:font-size-complex="32pt"/>
    </style:style>
    <style:style style:name="T24" style:family="text">
      <style:text-properties fo:color="#800080" fo:font-size="32pt" style:font-size-asian="32pt" style:font-size-complex="32pt"/>
    </style:style>
    <style:style style:name="T25" style:family="text">
      <style:text-properties fo:color="#800000" fo:font-size="32pt" style:font-size-asian="32pt" style:font-size-complex="32pt"/>
    </style:style>
    <style:style style:name="T26" style:family="text">
      <style:text-properties fo:color="#800000" fo:font-size="32pt" fo:font-weight="bold" style:font-size-asian="32pt" style:font-weight-asian="bold" style:font-size-complex="32pt" style:font-weight-complex="bold"/>
    </style:style>
    <style:style style:name="T27" style:family="text">
      <style:text-properties style:use-window-font-color="true" fo:font-size="24pt" style:text-underline-style="solid" style:text-underline-width="auto" style:text-underline-color="font-color" style:font-size-asian="24pt" style:font-size-complex="24pt"/>
    </style:style>
    <style:style style:name="T28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29" style:family="text">
      <style:text-properties fo:color="#800000" style:text-position="sub 58%"/>
    </style:style>
    <style:style style:name="T30" style:family="text">
      <style:text-properties fo:color="#000080" style:text-position="sub 58%"/>
    </style:style>
    <style:style style:name="T31" style:family="text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T32" style:family="text">
      <style:text-properties fo:color="#b3b3b3" fo:font-size="24pt" style:font-size-asian="24pt" style:font-size-complex="24pt"/>
    </style:style>
    <style:style style:name="T3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color="#800000" fo:font-size="22pt" style:font-size-asian="22pt" style:font-size-complex="22pt"/>
    </style:style>
    <style:style style:name="T36" style:family="text">
      <style:text-properties style:use-window-font-color="true" fo:font-size="22pt" style:font-size-asian="22pt" style:font-size-complex="22pt"/>
    </style:style>
    <style:style style:name="T37" style:family="text">
      <style:text-properties fo:font-size="26pt" fo:font-style="italic" style:font-size-asian="26pt" style:font-style-asian="italic" style:font-size-complex="26pt" style:font-style-complex="italic"/>
    </style:style>
    <style:style style:name="T38" style:family="text">
      <style:text-properties fo:font-size="26pt" fo:font-style="normal" style:font-size-asian="26pt" style:font-style-asian="normal" style:font-size-complex="26pt" style:font-style-complex="normal"/>
    </style:style>
    <style:style style:name="T39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0" style:family="text">
      <style:text-properties fo:color="#000080" fo:font-size="26pt" fo:font-style="normal" style:font-size-asian="26pt" style:font-style-asian="normal" style:font-size-complex="26pt" style:font-style-complex="normal"/>
    </style:style>
    <style:style style:name="T41" style:family="text">
      <style:text-properties style:text-position="sub 58%"/>
    </style:style>
    <style:style style:name="T42" style:family="text">
      <style:text-properties style:text-position="0% 100%"/>
    </style:style>
    <style:style style:name="T43" style:family="text">
      <style:text-properties fo:font-size="24pt" fo:font-style="italic" style:font-size-asian="24pt" style:font-style-asian="italic" style:font-size-complex="24pt" style:font-style-complex="italic"/>
    </style:style>
    <style:style style:name="T44" style:family="text">
      <style:text-properties fo:font-size="24pt" fo:font-style="normal" style:font-size-asian="24pt" style:font-style-asian="normal" style:font-size-complex="24pt" style:font-style-complex="normal"/>
    </style:style>
    <style:style style:name="T45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6" style:family="text">
      <style:text-properties fo:color="#000080" fo:font-size="24pt" fo:font-style="normal" style:font-size-asian="24pt" style:font-style-asian="normal" style:font-size-complex="24pt" style:font-style-complex="normal"/>
    </style:style>
    <style:style style:name="T47" style:family="text">
      <style:text-properties fo:color="#000080" style:text-position="0% 100%"/>
    </style:style>
    <style:style style:name="T48" style:family="text">
      <style:text-properties style:use-window-font-color="true" style:text-position="0% 100%"/>
    </style:style>
    <style:style style:name="T49" style:family="text">
      <style:text-properties style:use-window-font-color="true" style:text-position="sub 58%"/>
    </style:style>
    <style:style style:name="T50" style:family="text">
      <style:text-properties style:use-window-font-color="true" fo:font-size="24pt" style:font-size-asian="24pt" style:font-size-complex="24pt"/>
    </style:style>
    <style:style style:name="T51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52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53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54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5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56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7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8" style:family="text">
      <style:text-properties fo:color="#00008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9" style:family="text">
      <style:text-properties fo:color="#00008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0" style:family="text">
      <style:text-properties style:use-window-font-color="true" style:text-position="sub 58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1" style:family="text"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2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63" style:family="text">
      <style:text-properties fo:color="#000080" style:text-position="sub 58%" fo:font-size="24pt" fo:font-style="italic" style:font-size-asian="24pt" style:font-style-asian="italic" style:font-size-complex="24pt" style:font-style-complex="italic"/>
    </style:style>
    <style:style style:name="T64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65" style:family="text">
      <style:text-properties fo:color="#000000" fo:font-size="24pt" style:font-size-asian="24pt" style:font-size-complex="24pt"/>
    </style:style>
    <style:style style:name="T66" style:family="text">
      <style:text-properties fo:color="#000000" style:text-position="sub 58%" fo:font-size="24pt" style:font-size-asian="24pt" style:font-size-complex="24pt"/>
    </style:style>
    <style:style style:name="T67" style:family="text">
      <style:text-properties fo:color="#000000" style:text-position="0% 100%" fo:font-size="24pt" style:font-size-asian="24pt" style:font-size-complex="24pt"/>
    </style:style>
    <style:style style:name="T68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69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70" style:family="text">
      <style:text-properties style:use-window-font-color="true" style:text-position="sub 58%" fo:font-size="24pt" style:font-size-asian="24pt" style:font-size-complex="24pt"/>
    </style:style>
    <style:style style:name="T71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NLP Programming Tutorial 2 -<text:line-break/>Bigram Language Models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Nara Institute of Science and Technology 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Review:<text:line-break/>Calculating Sentence Probabilities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We want the <text:span text:style-name="T2">probability of </text:span><text:line-break/><text:line-break/></text:p>
              </text:list-item>
              <text:list-item>
                <text:p>Represent this mathematically as:</text:p>
              </text:list-item>
            </text:list>
          </draw:text-box>
        </draw:frame>
        <draw:frame draw:style-name="gr2" draw:text-style-name="P4" draw:layer="layout" svg:width="12.292cm" svg:height="1.195cm" svg:x="7.283cm" svg:y="6.98cm">
          <draw:text-box>
            <text:p><text:span text:style-name="T3">W = speech recognition system</text:span></text:p>
          </draw:text-box>
        </draw:frame>
        <draw:frame draw:style-name="gr2" draw:text-style-name="P4" draw:layer="layout" svg:width="21.857cm" svg:height="1.475cm" svg:x="0.583cm" svg:y="10.381cm">
          <draw:text-box>
            <text:p><text:span text:style-name="T3">P(</text:span><text:span text:style-name="T4">|W| = 3</text:span><text:span text:style-name="T3">, </text:span><text:span text:style-name="T5">w</text:span><text:span text:style-name="T6">1</text:span><text:span text:style-name="T5">=”speech”</text:span><text:span text:style-name="T3">, </text:span><text:span text:style-name="T7">w</text:span><text:span text:style-name="T8">2</text:span><text:span text:style-name="T7">=”recognition”</text:span><text:span text:style-name="T3">, </text:span><text:span text:style-name="T9">w</text:span><text:span text:style-name="T10">3</text:span><text:span text:style-name="T9">=”system”</text:span><text:span text:style-name="T3">) =</text:span></text:p>
          </draw:text-box>
        </draw:frame>
        <draw:frame draw:style-name="gr2" draw:text-style-name="P5" draw:layer="layout" svg:width="10.835cm" svg:height="1.475cm" svg:x="2.183cm" svg:y="12.182cm">
          <draw:text-box>
            <text:p><text:span text:style-name="T5">P(w</text:span><text:span text:style-name="T6">1</text:span><text:span text:style-name="T5">=“speech” | w</text:span><text:span text:style-name="T6">0</text:span><text:span text:style-name="T5"> = “&lt;s&gt;”)</text:span></text:p>
          </draw:text-box>
        </draw:frame>
        <draw:frame draw:style-name="gr2" draw:text-style-name="P6" draw:layer="layout" svg:width="17.959cm" svg:height="1.475cm" svg:x="2.184cm" svg:y="13.683cm">
          <draw:text-box>
            <text:p><text:span text:style-name="T7">* P(w</text:span><text:span text:style-name="T8">2</text:span><text:span text:style-name="T7">=”recognition” | w</text:span><text:span text:style-name="T8">0</text:span><text:span text:style-name="T7"> = “&lt;s&gt;”, w</text:span><text:span text:style-name="T8">1</text:span><text:span text:style-name="T7">=“speech”)</text:span></text:p>
          </draw:text-box>
        </draw:frame>
        <draw:frame draw:style-name="gr2" draw:text-style-name="P7" draw:layer="layout" svg:width="23.065cm" svg:height="1.475cm" svg:x="2.184cm" svg:y="15.184cm">
          <draw:text-box>
            <text:p><text:span text:style-name="T9">* P(w</text:span><text:span text:style-name="T10">3</text:span><text:span text:style-name="T9">=”system” | w</text:span><text:span text:style-name="T10">0</text:span><text:span text:style-name="T9"> = “&lt;s&gt;”, w</text:span><text:span text:style-name="T10">1</text:span><text:span text:style-name="T9">=“speech”, w</text:span><text:span text:style-name="T10">2</text:span><text:span text:style-name="T9">=”recognition”)</text:span></text:p>
          </draw:text-box>
        </draw:frame>
        <draw:frame draw:style-name="gr2" draw:text-style-name="P8" draw:layer="layout" svg:width="24.879cm" svg:height="1.374cm" svg:x="2.184cm" svg:y="16.685cm">
          <draw:text-box>
            <text:p><text:span text:style-name="T11">* P(w</text:span><text:span text:style-name="T12">4</text:span><text:span text:style-name="T11">=”&lt;/s&gt;” | w</text:span><text:span text:style-name="T12">0</text:span><text:span text:style-name="T11"> = “&lt;s&gt;”, w</text:span><text:span text:style-name="T12">1</text:span><text:span text:style-name="T11">=“speech”, w</text:span><text:span text:style-name="T12">2</text:span><text:span text:style-name="T11">=”recognition”, w</text:span><text:span text:style-name="T12">3</text:span><text:span text:style-name="T11">=”system”)</text:span></text:p>
          </draw:text-box>
        </draw:frame>
        <draw:frame draw:style-name="gr3" draw:text-style-name="P4" draw:layer="layout" svg:width="15.573cm" svg:height="2.139cm" svg:x="1.234cm" svg:y="18.485cm">
          <draw:text-box>
            <text:p><text:span text:style-name="T3">NOTE:</text:span></text:p>
            <text:p><text:span text:style-name="T3">sentence start &lt;s&gt; and end &lt;/s&gt; symbol</text:span></text:p>
          </draw:text-box>
        </draw:frame>
        <draw:frame draw:style-name="gr3" draw:text-style-name="P4" draw:layer="layout" svg:width="6.339cm" svg:height="2.419cm" svg:x="17.96cm" svg:y="18.4cm">
          <draw:text-box>
            <text:p><text:span text:style-name="T3">NOTE:</text:span></text:p>
            <text:p><text:span text:style-name="T3">P(w</text:span><text:span text:style-name="T13">0</text:span><text:span text:style-name="T3"> = &lt;s&gt;) = 1</text:span></text:p>
          </draw:text-box>
        </draw:frame>
        <draw:path draw:style-name="gr4" draw:text-style-name="P9" draw:layer="layout" svg:width="5.714cm" svg:height="0.869cm" draw:transform="rotate (1.5707963267949) translate (1.26962701197174cm 17.245cm)" svg:viewBox="0 0 5715 870" svg:d="m0 870c0 0 1644-848 2640-870s3075 870 3075 870">
          <text:p/>
        </draw:path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Incremental Computation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Previous equation can be written: <text:line-break/><text:line-break/><text:line-break/><text:line-break/></text:p>
              </text:list-item>
              <text:list-item>
                <text:p><text:span text:style-name="T14">Unigram model</text:span> ignored context:</text:p>
              </text:list-item>
            </text:list>
          </draw:text-box>
        </draw:frame>
        <draw:frame draw:style-name="gr5" draw:layer="layout" svg:width="16.064cm" svg:height="2.21cm" svg:x="5.315cm" svg:y="7.21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2.307cm" svg:height="1.502cm" svg:x="6.766cm" svg:y="13.2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Unigram Models Ignore Word Order!</text:p>
          </draw:text-box>
        </draw:frame>
        <draw:frame presentation:style-name="pr7" draw:layer="layout" svg:width="25.199cm" svg:height="10.685cm" svg:x="1.471cm" svg:y="5.19cm" presentation:class="outline" presentation:user-transformed="true">
          <draw:text-box>
            <text:list text:style-name="L2">
              <text:list-item>
                <text:p>Ignoring context, probabilities are the same:</text:p>
              </text:list-item>
            </text:list>
          </draw:text-box>
        </draw:frame>
        <draw:frame draw:style-name="gr2" draw:text-style-name="P4" draw:layer="layout" svg:width="24.24cm" svg:height="2.419cm" svg:x="1.008cm" svg:y="7.375cm">
          <draw:text-box>
            <text:p><text:span text:style-name="T3">P</text:span><text:span text:style-name="T13">uni</text:span><text:span text:style-name="T3">(w=</text:span><text:span text:style-name="T5">speech </text:span><text:span text:style-name="T7">recognition </text:span><text:span text:style-name="T9">system</text:span><text:span text:style-name="T3">) =</text:span></text:p>
            <text:p><text:span text:style-name="T3"><text:s text:c="4"/></text:span><text:span text:style-name="T3">P(</text:span><text:span text:style-name="T5">w=speech</text:span><text:span text:style-name="T3">) * P(</text:span><text:span text:style-name="T7">w=recognition</text:span><text:span text:style-name="T3">) * P(</text:span><text:span text:style-name="T9">w=system</text:span><text:span text:style-name="T3">) * P(</text:span><text:span text:style-name="T4">w=&lt;/s&gt;</text:span><text:span text:style-name="T3">) </text:span></text:p>
          </draw:text-box>
        </draw:frame>
        <draw:frame draw:style-name="gr2" draw:text-style-name="P4" draw:layer="layout" svg:width="24.24cm" svg:height="2.419cm" svg:x="1.008cm" svg:y="13.076cm">
          <draw:text-box>
            <text:p><text:span text:style-name="T3">P</text:span><text:span text:style-name="T13">uni</text:span><text:span text:style-name="T3">(w=</text:span><text:span text:style-name="T9">system </text:span><text:span text:style-name="T7">recognition </text:span><text:span text:style-name="T5">speech </text:span><text:span text:style-name="T3">) =</text:span></text:p>
            <text:p><text:span text:style-name="T3"><text:s text:c="4"/></text:span><text:span text:style-name="T3">P(</text:span><text:span text:style-name="T5">w=speech</text:span><text:span text:style-name="T3">) * P(</text:span><text:span text:style-name="T7">w=recognition</text:span><text:span text:style-name="T3">) * P(</text:span><text:span text:style-name="T9">w=system</text:span><text:span text:style-name="T3">) * P(</text:span><text:span text:style-name="T4">w=&lt;/s&gt;</text:span><text:span text:style-name="T3">) </text:span></text:p>
          </draw:text-box>
        </draw:frame>
        <draw:frame draw:style-name="gr2" draw:text-style-name="P11" draw:layer="layout" svg:width="1.615cm" svg:height="2.376cm" svg:x="12.7cm" svg:y="10.324cm">
          <draw:text-box>
            <text:p><text:span text:style-name="T15">=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Unigram Models Ignore Agreement!</text:p>
          </draw:text-box>
        </draw:frame>
        <draw:frame presentation:style-name="pr7" draw:layer="layout" svg:width="25.199cm" svg:height="10.685cm" svg:x="1.471cm" svg:y="5.19cm" presentation:class="outline" presentation:user-transformed="true">
          <draw:text-box>
            <text:list text:style-name="L2">
              <text:list-item>
                <text:p>Good sentences (words agree):<text:line-break/><text:line-break/><text:line-break/></text:p>
              </text:list-item>
              <text:list-item>
                <text:p>Bad sentences (words don't agree)</text:p>
              </text:list-item>
            </text:list>
          </draw:text-box>
        </draw:frame>
        <draw:frame draw:style-name="gr2" draw:text-style-name="P4" draw:layer="layout" svg:width="13.017cm" svg:height="2.419cm" svg:x="0.308cm" svg:y="6.975cm">
          <draw:text-box>
            <text:p><text:span text:style-name="T3">P</text:span><text:span text:style-name="T13">uni</text:span><text:span text:style-name="T3">(w=</text:span><text:span text:style-name="T5">i</text:span><text:span text:style-name="T7"> am</text:span><text:span text:style-name="T3">) </text:span><text:span text:style-name="T16">=</text:span></text:p>
            <text:p><text:span text:style-name="T3"><text:s text:c="4"/></text:span><text:span text:style-name="T3">P(</text:span><text:span text:style-name="T5">w=i</text:span><text:span text:style-name="T3">) * P(</text:span><text:span text:style-name="T7">w=am</text:span><text:span text:style-name="T3">) * P(</text:span><text:span text:style-name="T4">w=&lt;/s&gt;</text:span><text:span text:style-name="T3">) </text:span></text:p>
          </draw:text-box>
        </draw:frame>
        <draw:frame draw:style-name="gr2" draw:text-style-name="P4" draw:layer="layout" svg:width="13.063cm" svg:height="2.419cm" svg:x="14.009cm" svg:y="11.976cm">
          <draw:text-box>
            <text:p><text:span text:style-name="T3">P</text:span><text:span text:style-name="T13">uni</text:span><text:span text:style-name="T3">(w=</text:span><text:span text:style-name="T5">i</text:span><text:span text:style-name="T7"> are</text:span><text:span text:style-name="T3">) </text:span><text:span text:style-name="T16">=</text:span></text:p>
            <text:p><text:span text:style-name="T3"><text:s text:c="4"/></text:span><text:span text:style-name="T3">P(</text:span><text:span text:style-name="T5">w=i</text:span><text:span text:style-name="T3">) * P(</text:span><text:span text:style-name="T7">w=are</text:span><text:span text:style-name="T3">) * P(</text:span><text:span text:style-name="T4">w=&lt;/s&gt;</text:span><text:span text:style-name="T3">) </text:span></text:p>
          </draw:text-box>
        </draw:frame>
        <draw:frame draw:style-name="gr2" draw:text-style-name="P4" draw:layer="layout" svg:width="13.91cm" svg:height="2.419cm" svg:x="0.309cm" svg:y="11.976cm">
          <draw:text-box>
            <text:p><text:span text:style-name="T3">P</text:span><text:span text:style-name="T13">uni</text:span><text:span text:style-name="T3">(w=</text:span><text:span text:style-name="T5">we</text:span><text:span text:style-name="T7"> am</text:span><text:span text:style-name="T3">) </text:span><text:span text:style-name="T16">=</text:span></text:p>
            <text:p><text:span text:style-name="T3"><text:s text:c="4"/></text:span><text:span text:style-name="T3">P(</text:span><text:span text:style-name="T5">w=we</text:span><text:span text:style-name="T3">) * P(</text:span><text:span text:style-name="T7">w=am</text:span><text:span text:style-name="T3">) * P(</text:span><text:span text:style-name="T4">w=&lt;/s&gt;</text:span><text:span text:style-name="T3">) </text:span></text:p>
          </draw:text-box>
        </draw:frame>
        <draw:frame draw:style-name="gr6" draw:text-style-name="P4" draw:layer="layout" svg:width="13.956cm" svg:height="2.419cm" svg:x="13.909cm" svg:y="6.977cm">
          <draw:text-box>
            <text:p><text:span text:style-name="T3">P</text:span><text:span text:style-name="T13">uni</text:span><text:span text:style-name="T3">(w=</text:span><text:span text:style-name="T5">we</text:span><text:span text:style-name="T7"> are</text:span><text:span text:style-name="T3">) </text:span><text:span text:style-name="T16">=</text:span></text:p>
            <text:p><text:span text:style-name="T3"><text:s text:c="4"/></text:span><text:span text:style-name="T3">P(</text:span><text:span text:style-name="T5">w=we</text:span><text:span text:style-name="T3">) * P(</text:span><text:span text:style-name="T7">w=are</text:span><text:span text:style-name="T3">) * P(</text:span><text:span text:style-name="T4">w=&lt;/s&gt;</text:span><text:span text:style-name="T3">) </text:span></text:p>
          </draw:text-box>
        </draw:frame>
        <draw:path draw:style-name="gr7" draw:text-style-name="P9" draw:layer="layout" svg:width="4.444cm" svg:height="0.999cm" svg:x="3.21cm" svg:y="14.41cm" svg:viewBox="0 0 4445 1000" svg:d="m0 0c544 80 1552 1000 2505 1000 914 0 1758-920 1940-1000">
          <text:p/>
        </draw:path>
        <draw:custom-shape draw:style-name="gr8" draw:text-style-name="P9" draw:layer="layout" svg:width="27.305cm" svg:height="3.175cm" svg:x="0.4cm" svg:y="6.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7.305cm" svg:height="5.764cm" svg:x="0.401cm" svg:y="11.551cm">
          <text:p/>
          <draw:enhanced-geometry svg:viewBox="0 0 21600 21600" draw:type="rectangle" draw:enhanced-path="M 0 0 L 21600 0 21600 21600 0 21600 0 0 Z N"/>
        </draw:custom-shape>
        <draw:path draw:style-name="gr7" draw:text-style-name="P9" draw:layer="layout" svg:width="4.444cm" svg:height="0.999cm" svg:x="16.311cm" svg:y="14.41cm" svg:viewBox="0 0 4445 1000" svg:d="m0 0c544 80 1552 1000 2505 1000 914 0 1758-920 1940-1000">
          <text:p/>
        </draw:path>
        <draw:frame draw:style-name="gr2" draw:text-style-name="P12" draw:layer="layout" svg:width="22.439cm" svg:height="1.276cm" svg:x="2.71cm" svg:y="15.845cm">
          <draw:text-box>
            <text:p><text:span text:style-name="T17">But no penalty because probabilities are independen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Solution: Add More Context!</text:p>
          </draw:text-box>
        </draw:frame>
        <draw:frame presentation:style-name="pr5" draw:layer="layout" svg:width="25.199cm" svg:height="14.713cm" svg:x="1.471cm" svg:y="5.08cm" presentation:class="outline" presentation:user-transformed="true">
          <draw:text-box>
            <text:list text:style-name="L2">
              <text:list-item>
                <text:p><text:span text:style-name="T14">Unigram </text:span><text:span text:style-name="T2">model</text:span> ignored context:<text:line-break/><text:line-break/><text:line-break/></text:p>
              </text:list-item>
              <text:list-item>
                <text:p><text:span text:style-name="T14">Bigram</text:span> model adds one word of context<text:line-break/><text:line-break/></text:p>
              </text:list-item>
              <text:list-item>
                <text:p><text:span text:style-name="T14">Trigram</text:span> model adds two words of context<text:line-break/><text:line-break/><text:line-break/></text:p>
              </text:list-item>
              <text:list-item>
                <text:p>Four-gram, five-gram, six-gram, etc...</text:p>
              </text:list-item>
            </text:list>
          </draw:text-box>
        </draw:frame>
        <draw:frame draw:style-name="gr5" draw:layer="layout" svg:width="12.307cm" svg:height="1.502cm" svg:x="6.766cm" svg:y="7.24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" draw:layer="layout" svg:width="14.67cm" svg:height="1.502cm" svg:x="6.766cm" svg:y="11.6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layer="layout" svg:width="16.872cm" svg:height="1.502cm" svg:x="6.766cm" svg:y="15.84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Maximum Likelihood Estimation<text:line-break/>of n-gram Probabilities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Calculate counts of <text:span text:style-name="T18">n word</text:span> and <text:span text:style-name="T19">n-1 word</text:span><text:span text:style-name="T18"> </text:span>strings</text:p>
              </text:list-item>
            </text:list>
          </draw:text-box>
        </draw:frame>
        <draw:frame draw:style-name="gr5" draw:layer="layout" svg:width="19.429cm" svg:height="3.179cm" svg:x="4.306cm" svg:y="6.45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3" draw:layer="layout" svg:width="15.539cm" svg:height="4.049cm" svg:x="6.945cm" svg:y="10.93cm">
          <draw:text-box>
            <text:p><text:span text:style-name="T20">i </text:span><text:span text:style-name="T21">live</text:span><text:span text:style-name="T20"> in </text:span><text:span text:style-name="T22">osaka</text:span><text:span text:style-name="T20"> . &lt;/s&gt;</text:span></text:p>
            <text:p><text:span text:style-name="T20">i </text:span><text:span text:style-name="T21">am</text:span><text:span text:style-name="T20"> a graduate student . &lt;/s&gt;</text:span></text:p>
            <text:p><text:span text:style-name="T20">my school is in </text:span><text:span text:style-name="T23">nara</text:span><text:span text:style-name="T20"> . &lt;/s&gt;</text:span></text:p>
          </draw:text-box>
        </draw:frame>
        <draw:frame draw:style-name="gr2" draw:text-style-name="P13" draw:layer="layout" svg:width="21.014cm" svg:height="1.517cm" svg:x="4.621cm" svg:y="17.745cm">
          <draw:text-box>
            <text:p><text:span text:style-name="T20">P(</text:span><text:span text:style-name="T23">nara</text:span><text:span text:style-name="T20"> | in) = c(</text:span><text:span text:style-name="T24">in nara</text:span><text:span text:style-name="T20">)/c(</text:span><text:span text:style-name="T25">in</text:span><text:span text:style-name="T20">) = </text:span><text:span text:style-name="T24">1</text:span><text:span text:style-name="T20"> / </text:span><text:span text:style-name="T25">2</text:span><text:span text:style-name="T20"> = </text:span><text:span text:style-name="T23">0.5</text:span></text:p>
          </draw:text-box>
        </draw:frame>
        <draw:custom-shape draw:style-name="gr9" draw:text-style-name="P9" draw:layer="layout" svg:width="26.67cm" svg:height="9.86cm" svg:x="0.635cm" svg:y="10.46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22.53cm" svg:height="1.517cm" svg:x="4.622cm" svg:y="16.146cm">
          <draw:text-box>
            <text:p><text:span text:style-name="T20">P(</text:span><text:span text:style-name="T22">osaka</text:span><text:span text:style-name="T20"> | in) = c(</text:span><text:span text:style-name="T24">in osaka</text:span><text:span text:style-name="T20">)/c(</text:span><text:span text:style-name="T25">in</text:span><text:span text:style-name="T20">) = </text:span><text:span text:style-name="T24">1</text:span><text:span text:style-name="T20"> / </text:span><text:span text:style-name="T25">2</text:span><text:span text:style-name="T20"> = </text:span><text:span text:style-name="T22">0.5</text:span></text:p>
          </draw:text-box>
        </draw:frame>
        <draw:frame draw:style-name="gr2" draw:text-style-name="P13" draw:layer="layout" svg:width="3.868cm" svg:height="1.517cm" svg:x="0.647cm" svg:y="16.898cm">
          <draw:text-box>
            <text:p><text:span text:style-name="T20">n=2 →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draw:frame presentation:style-name="pr8" draw:layer="layout" svg:width="25.199cm" svg:height="3.237cm" svg:x="1.27cm" svg:y="1.574cm" presentation:class="title">
          <draw:text-box>
            <text:p>Still Problems of Sparsity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When <text:span text:style-name="T14">n-gram frequency is 0, probability is 0</text:span><text:span text:style-name="T14"><text:line-break/></text:span><text:line-break/><text:line-break/><text:line-break/><text:line-break/></text:p>
              </text:list-item>
              <text:list-item>
                <text:p>Like unigram model, we can use <text:span text:style-name="T14">linear interpolation</text:span></text:p>
              </text:list-item>
            </text:list>
          </draw:text-box>
        </draw:frame>
        <draw:frame draw:style-name="gr2" draw:text-style-name="P14" draw:layer="layout" svg:width="23.049cm" svg:height="1.517cm" svg:x="1.975cm" svg:y="8.343cm">
          <draw:text-box>
            <text:p><text:span text:style-name="T21">P(nara | in) </text:span><text:span text:style-name="T21"><text:tab/></text:span><text:span text:style-name="T21"><text:tab/></text:span><text:span text:style-name="T21">= c(i nara)/c(in) </text:span><text:span text:style-name="T21"><text:tab/></text:span><text:span text:style-name="T21">= 1 / 2 = 0.5</text:span></text:p>
          </draw:text-box>
        </draw:frame>
        <draw:frame draw:style-name="gr2" draw:text-style-name="P14" draw:layer="layout" svg:width="23.049cm" svg:height="1.517cm" svg:x="1.976cm" svg:y="6.744cm">
          <draw:text-box>
            <text:p><text:span text:style-name="T21">P(osaka | in) </text:span><text:span text:style-name="T21"><text:tab/></text:span><text:span text:style-name="T21">= c(i osaka)/c(in) </text:span><text:span text:style-name="T21"><text:tab/></text:span><text:span text:style-name="T21">= 1 / 2 = 0.5</text:span></text:p>
          </draw:text-box>
        </draw:frame>
        <draw:frame draw:style-name="gr2" draw:text-style-name="P14" draw:layer="layout" svg:width="23.435cm" svg:height="1.517cm" svg:x="1.977cm" svg:y="10.045cm">
          <draw:text-box>
            <text:p><text:span text:style-name="T21">P(school | in) </text:span><text:span text:style-name="T21"><text:tab/></text:span><text:span text:style-name="T21">= c(in school)/c(in) = 0 / 2 = </text:span><text:span text:style-name="T26">0</text:span><text:span text:style-name="T21">!!</text:span></text:p>
          </draw:text-box>
        </draw:frame>
        <draw:custom-shape draw:style-name="gr9" draw:text-style-name="P9" draw:layer="layout" svg:width="25.4cm" svg:height="5.156cm" svg:x="0.635cm" svg:y="6.6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2.032cm" svg:height="1.502cm" svg:x="5.04cm" svg:y="14.60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15.589cm" svg:height="2.772cm" svg:x="5.04cm" svg:y="16.40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5" draw:layer="layout" svg:width="3.419cm" svg:height="1.195cm" svg:x="0.391cm" svg:y="14.68cm">
          <draw:text-box>
            <text:p><text:span text:style-name="T27">Bigram</text:span><text:span text:style-name="T28">:</text:span></text:p>
          </draw:text-box>
        </draw:frame>
        <draw:frame draw:style-name="gr2" draw:text-style-name="P15" draw:layer="layout" svg:width="3.935cm" svg:height="1.195cm" svg:x="0.392cm" svg:y="17.081cm">
          <draw:text-box>
            <text:p><text:span text:style-name="T27">Unigram</text:span><text:span text:style-name="T28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hoosing Values of λ: Grid Search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One method to choose <text:span text:style-name="T19">λ</text:span><text:span text:style-name="T29">2</text:span>, <text:span text:style-name="T14">λ</text:span><text:span text:style-name="T30">1</text:span>: try many values</text:p>
              </text:list-item>
            </text:list>
          </draw:text-box>
        </draw:frame>
        <draw:frame draw:style-name="gr5" draw:layer="layout" svg:width="9.503cm" svg:height="1.466cm" svg:x="5.27cm" svg:y="7.18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8" draw:text-style-name="P9" draw:layer="layout" svg:width="10.795cm" svg:height="13.97cm" svg:x="4.62cm" svg:y="6.78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1.28cm" svg:height="4.971cm" svg:x="16.31cm" svg:y="10.934cm">
          <draw:text-box>
            <text:p><text:span text:style-name="T3">Too many options</text:span></text:p>
            <text:p><text:span text:style-name="T3">→ </text:span><text:span text:style-name="T5">Choosing takes time!</text:span></text:p>
            <text:p><text:span text:style-name="T3"/></text:p>
            <text:p><text:span text:style-name="T3">Using same λ for all n-grams</text:span></text:p>
            <text:p><text:span text:style-name="T3">→ </text:span><text:span text:style-name="T5">There is a smarter way!</text:span></text:p>
          </draw:text-box>
        </draw:frame>
        <draw:frame draw:style-name="gr2" draw:text-style-name="P16" draw:layer="layout" svg:width="4.951cm" svg:height="1.352cm" svg:x="19.179cm" svg:y="9.525cm">
          <draw:text-box>
            <text:p><text:span text:style-name="T31">Problems:</text:span></text:p>
          </draw:text-box>
        </draw:frame>
        <draw:frame draw:style-name="gr5" draw:layer="layout" svg:width="9.503cm" svg:height="1.466cm" svg:x="5.271cm" svg:y="8.38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layer="layout" svg:width="9.503cm" svg:height="1.466cm" svg:x="5.272cm" svg:y="9.48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layer="layout" svg:width="9.511cm" svg:height="1.466cm" svg:x="5.273cm" svg:y="12.18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layer="layout" svg:width="9.519cm" svg:height="1.466cm" svg:x="5.274cm" svg:y="13.38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layer="layout" svg:width="9.519cm" svg:height="1.466cm" svg:x="5.275cm" svg:y="14.48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layer="layout" svg:width="9.519cm" svg:height="1.466cm" svg:x="5.276cm" svg:y="19.08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layer="layout" svg:width="9.519cm" svg:height="1.466cm" svg:x="5.277cm" svg:y="17.68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3" draw:layer="layout" svg:width="1.632cm" svg:height="1.517cm" svg:x="9.498cm" svg:y="10.56cm">
          <draw:text-box>
            <text:p><text:span text:style-name="T20">…</text:span></text:p>
          </draw:text-box>
        </draw:frame>
        <draw:frame draw:style-name="gr2" draw:text-style-name="P13" draw:layer="layout" svg:width="1.632cm" svg:height="1.517cm" svg:x="9.498cm" svg:y="15.561cm">
          <draw:text-box>
            <text:p><text:span text:style-name="T20">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ontext Dependent Smoothing</text:p>
          </draw:text-box>
        </draw:frame>
        <draw:frame presentation:style-name="pr9" draw:layer="layout" svg:width="25.199cm" svg:height="2.43cm" svg:x="1.471cm" svg:y="16.51cm" presentation:class="outline" presentation:user-transformed="true">
          <draw:text-box>
            <text:list text:style-name="L2">
              <text:list-item>
                <text:p>Make the interpolation depend on the context </text:p>
              </text:list-item>
            </text:list>
          </draw:text-box>
        </draw:frame>
        <draw:frame draw:style-name="gr2" draw:text-style-name="P17" draw:layer="layout" svg:width="11.513cm" svg:height="10.635cm" svg:x="1.522cm" svg:y="5.155cm">
          <draw:text-box>
            <text:p text:style-name="P9"><text:span text:style-name="T3">High frequency word: “</text:span><text:span text:style-name="T5">Tokyo</text:span><text:span text:style-name="T3">”</text:span></text:p>
            <text:p text:style-name="P9"><text:span text:style-name="T3"/></text:p>
            <text:p text:style-name="P9"><text:span text:style-name="T3">c(Tokyo city) = 40</text:span></text:p>
            <text:p text:style-name="P9"><text:span text:style-name="T3">c(Tokyo is) = 35</text:span></text:p>
            <text:p text:style-name="P9"><text:span text:style-name="T3">c(Tokyo was) = 24</text:span></text:p>
            <text:p text:style-name="P9"><text:span text:style-name="T3">c(Tokyo tower) = 15</text:span></text:p>
            <text:p text:style-name="P9"><text:span text:style-name="T3">c(Tokyo port) = 10</text:span></text:p>
            <text:p text:style-name="P9"><text:span text:style-name="T3">…</text:span></text:p>
            <text:p text:style-name="P9"><text:span text:style-name="T3"/></text:p>
            <text:p text:style-name="P9"><text:span text:style-name="T4">Most 2-grams already exist</text:span></text:p>
            <text:p text:style-name="P9"><text:span text:style-name="T4">→ </text:span><text:span text:style-name="T4">Large λ is better!</text:span></text:p>
          </draw:text-box>
        </draw:frame>
        <draw:frame draw:style-name="gr2" draw:text-style-name="P17" draw:layer="layout" svg:width="11.602cm" svg:height="10.635cm" svg:x="14.622cm" svg:y="5.156cm">
          <draw:text-box>
            <text:p text:style-name="P9"><text:span text:style-name="T3">Low frequency word: “</text:span><text:span text:style-name="T5">Tottori</text:span><text:span text:style-name="T3">”</text:span></text:p>
            <text:p text:style-name="P9"><text:span text:style-name="T3"/></text:p>
            <text:p text:style-name="P9"><text:span text:style-name="T3">c(Tottori is) = 2</text:span></text:p>
            <text:p text:style-name="P9"><text:span text:style-name="T3">c(Tottori city) = 1</text:span></text:p>
            <text:p text:style-name="P9"><text:span text:style-name="T32">c(Tottori was) = 0</text:span></text:p>
            <text:p text:style-name="P9"><text:span text:style-name="T3"><text:line-break/></text:span><text:span text:style-name="T3"><text:line-break/></text:span><text:span text:style-name="T3"><text:line-break/></text:span><text:span text:style-name="T3"/></text:p>
            <text:p text:style-name="P9"><text:span text:style-name="T4">Many 2-grams will be missing</text:span></text:p>
            <text:p text:style-name="P9"><text:span text:style-name="T4">→ </text:span><text:span text:style-name="T4">Small λ is better!</text:span></text:p>
          </draw:text-box>
        </draw:frame>
        <draw:custom-shape draw:style-name="gr8" draw:text-style-name="P9" draw:layer="layout" svg:width="12.065cm" svg:height="10.795cm" svg:x="1.27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2.065cm" svg:height="10.795cm" svg:x="14.371cm" svg:y="5.081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3.799cm" svg:height="1.609cm" svg:x="1.605cm" svg:y="18.41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Witten-Bell Smoothing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One of the many ways to choose<text:line-break/><text:line-break/><text:line-break/><text:line-break/><text:line-break/></text:p>
              </text:list-item>
              <text:list-item>
                <text:p>For example:</text:p>
              </text:list-item>
            </text:list>
          </draw:text-box>
        </draw:frame>
        <draw:frame draw:style-name="gr5" draw:layer="layout" svg:width="2.572cm" svg:height="1.41cm" svg:x="17.145cm" svg:y="4.94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layer="layout" svg:width="13.771cm" svg:height="3.171cm" svg:x="7.145cm" svg:y="6.74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layer="layout" svg:width="4.27cm" svg:height="1.499cm" svg:x="5.146cm" svg:y="9.94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4" draw:layer="layout" svg:width="13.646cm" svg:height="1.475cm" svg:x="9.119cm" svg:y="10.195cm">
          <draw:text-box>
            <text:p><text:span text:style-name="T3">= number of </text:span><text:span text:style-name="T33">unique words</text:span><text:span text:style-name="T3"> after w</text:span><text:span text:style-name="T13">i-1</text:span></text:p>
          </draw:text-box>
        </draw:frame>
        <draw:custom-shape draw:style-name="gr8" draw:text-style-name="P9" draw:layer="layout" svg:width="19.05cm" svg:height="5.615cm" svg:x="4.445cm" svg:y="6.45cm">
          <text:p/>
          <draw:enhanced-geometry svg:viewBox="0 0 21600 21600" draw:type="rectangle" draw:enhanced-path="M 0 0 L 21600 0 21600 21600 0 21600 0 0 Z N"/>
        </draw:custom-shape>
        <draw:frame draw:style-name="gr2" draw:text-style-name="P18" draw:layer="layout" svg:width="12.207cm" svg:height="1.987cm" svg:x="1.12cm" svg:y="14.27cm">
          <draw:text-box>
            <text:p><text:span text:style-name="T34">c(Tottori is) = 2 <text:s text:c="3"/>c(Tottori city) = 1</text:span></text:p>
            <text:p><text:span text:style-name="T11">c(Tottori) = 3 <text:s text:c="6"/></text:span><text:span text:style-name="T35">u(Tottori) = 2</text:span></text:p>
          </draw:text-box>
        </draw:frame>
        <draw:frame draw:style-name="gr5" draw:layer="layout" svg:width="11.03cm" svg:height="2.768cm" svg:x="1.89cm" svg:y="16.282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18" draw:layer="layout" svg:width="13.117cm" svg:height="1.987cm" svg:x="14.321cm" svg:y="14.17cm">
          <draw:text-box>
            <text:p><text:span text:style-name="T36">c(Tokyo city) = 40 c(Tokyo is) = 35 ...</text:span></text:p>
            <text:p><text:span text:style-name="T11">c(Tokyo) = 270 <text:s text:c="6"/></text:span><text:span text:style-name="T35">u(Tokyo) = 30</text:span></text:p>
          </draw:text-box>
        </draw:frame>
        <draw:frame draw:style-name="gr5" draw:layer="layout" svg:width="12.594cm" svg:height="2.768cm" svg:x="14.591cm" svg:y="16.282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8" draw:text-style-name="P9" draw:layer="layout" svg:width="12.49cm" svg:height="5.615cm" svg:x="0.945cm" svg:y="13.6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3.06cm" svg:height="5.615cm" svg:x="14.245cm" svg:y="13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draw:frame presentation:style-name="pr4" draw:layer="layout" svg:width="25.199cm" svg:height="3.237cm" svg:x="1.27cm" svg:y="8.474cm" presentation:class="title" presentation:user-transformed="true">
          <draw:text-box>
            <text:p>Programming Techniques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Inserting into Arrays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To calculate n-grams easily, you may want to:<text:line-break/><text:line-break/><text:line-break/><text:line-break/><text:line-break/></text:p>
              </text:list-item>
              <text:list-item>
                <text:p>This can be done with:</text:p>
              </text:list-item>
            </text:list>
          </draw:text-box>
        </draw:frame>
        <draw:frame draw:style-name="gr2" draw:text-style-name="P12" draw:layer="layout" svg:width="14.357cm" svg:height="1.276cm" svg:x="3.197cm" svg:y="6.979cm">
          <draw:text-box>
            <text:p><text:span text:style-name="T37">my_words</text:span><text:span text:style-name="T17"> = [“this”, “is”, “a”, “pen”]</text:span></text:p>
          </draw:text-box>
        </draw:frame>
        <draw:frame draw:style-name="gr2" draw:text-style-name="P12" draw:layer="layout" svg:width="19.92cm" svg:height="1.276cm" svg:x="3.197cm" svg:y="9.279cm">
          <draw:text-box>
            <text:p><text:span text:style-name="T37">my_words</text:span><text:span text:style-name="T17"> = [“&lt;s&gt;”, “this”, “is”, “a”, “pen”, “&lt;/s&gt;”]</text:span></text:p>
          </draw:text-box>
        </draw:frame>
        <draw:line draw:style-name="gr4" draw:text-style-name="P9" draw:layer="layout" svg:x1="11.465cm" svg:y1="8.555cm" svg:x2="11.465cm" svg:y2="9.19cm">
          <text:p/>
        </draw:line>
        <draw:custom-shape draw:style-name="gr8" draw:text-style-name="P9" draw:layer="layout" svg:width="20.955cm" svg:height="4.345cm" svg:x="2.575cm" svg:y="6.75cm">
          <text:p/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18.629cm" svg:height="1.276cm" svg:x="3.198cm" svg:y="14.18cm">
          <draw:text-box>
            <text:p><text:span text:style-name="T37">my_words</text:span><text:span text:style-name="T38">.</text:span><text:span text:style-name="T39">append</text:span><text:span text:style-name="T38">(“&lt;/s&gt;”)</text:span><text:span text:style-name="T38"><text:tab/></text:span><text:span text:style-name="T40"># Add to the end</text:span></text:p>
          </draw:text-box>
        </draw:frame>
        <draw:custom-shape draw:style-name="gr8" draw:text-style-name="P9" draw:layer="layout" svg:width="22.189cm" svg:height="3.194cm" svg:x="2.576cm" svg:y="13.951cm">
          <text:p/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21.084cm" svg:height="1.276cm" svg:x="3.198cm" svg:y="15.58cm">
          <draw:text-box>
            <text:p><text:span text:style-name="T37">my_words</text:span><text:span text:style-name="T38">.</text:span><text:span text:style-name="T39">insert</text:span><text:span text:style-name="T38">(0, “&lt;s&gt;”) </text:span><text:span text:style-name="T38"><text:tab/></text:span><text:span text:style-name="T40"># Add to the begin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Removing from Arrays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Given an n-gram with w<text:span text:style-name="T41">i-n+1</text:span> … w<text:span text:style-name="T41">i</text:span><text:span text:style-name="T42">, we may want the context w</text:span><text:span text:style-name="T41">i-n+1</text:span><text:span text:style-name="T42"> … w</text:span><text:span text:style-name="T41">i-1</text:span></text:p>
              </text:list-item>
              <text:list-item>
                <text:p>This can be done with:</text:p>
              </text:list-item>
            </text:list>
          </draw:text-box>
        </draw:frame>
        <draw:frame draw:style-name="gr2" draw:text-style-name="P4" draw:layer="layout" svg:width="26.715cm" svg:height="5.915cm" svg:x="0.535cm" svg:y="10.63cm">
          <draw:text-box>
            <text:p><text:span text:style-name="T43">my_ngram</text:span><text:span text:style-name="T44"> = “tokyo tower”</text:span></text:p>
            <text:p><text:span text:style-name="T43">my_words</text:span><text:span text:style-name="T44"> = </text:span><text:span text:style-name="T43">my_ngram</text:span><text:span text:style-name="T44">.</text:span><text:span text:style-name="T45">split</text:span><text:span text:style-name="T44">(“ “) <text:s/></text:span><text:span text:style-name="T44"><text:tab/></text:span><text:span text:style-name="T46"># Change into [“tokyo”, “tower”]</text:span></text:p>
            <text:p><text:span text:style-name="T43">my_words.</text:span><text:span text:style-name="T45">pop</text:span><text:span text:style-name="T44">() 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6"># Remove the last element (“tower”)</text:span></text:p>
            <text:p><text:span text:style-name="T43">my_context</text:span><text:span text:style-name="T44"> = “ “.</text:span><text:span text:style-name="T45">join</text:span><text:span text:style-name="T44">(</text:span><text:span text:style-name="T43">my_words</text:span><text:span text:style-name="T44">) </text:span><text:span text:style-name="T44"><text:tab/></text:span><text:span text:style-name="T46"># Join the array back together</text:span></text:p>
            <text:p><text:span text:style-name="T45">print</text:span><text:span text:style-name="T44"> </text:span><text:span text:style-name="T43">my_context</text:span></text:p>
            <text:p><text:span text:style-name="T44"/></text:p>
          </draw:text-box>
        </draw:frame>
        <draw:custom-shape draw:style-name="gr8" draw:text-style-name="P9" draw:layer="layout" svg:width="27.305cm" svg:height="5.58cm" svg:x="0.335cm" svg:y="10.2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7.874cm" presentation:class="title" presentation:user-transformed="true">
          <draw:text-box>
            <text:p>Exercise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Exercise</text:p>
          </draw:text-box>
        </draw:frame>
        <draw:frame presentation:style-name="pr5" draw:layer="layout" svg:width="25.199cm" svg:height="15.311cm" svg:x="1.471cm" svg:y="5.08cm" presentation:class="outline" presentation:user-transformed="true">
          <draw:text-box>
            <text:list text:style-name="L2">
              <text:list-item>
                <text:p><text:span text:style-name="T14">Write two programs</text:span></text:p>
                <text:list>
                  <text:list-item>
                    <text:p>train-bigram: Creates a bigram model</text:p>
                  </text:list-item>
                  <text:list-item>
                    <text:p>test-bigram: Reads a bigram model and calculates entropy on the test set</text:p>
                  </text:list-item>
                </text:list>
              </text:list-item>
              <text:list-item>
                <text:p><text:span text:style-name="T47">Test</text:span><text:span text:style-name="T48"> train-bigram on test/02-train-input.txt</text:span></text:p>
              </text:list-item>
              <text:list-item>
                <text:p><text:span text:style-name="T14">Train</text:span> the model on data/wiki-en-train.word</text:p>
              </text:list-item>
              <text:list-item>
                <text:p>Calculate <text:span text:style-name="T14">entropy</text:span> on data/wiki-en-test.word <text:span text:style-name="T2">(if linear interpolation, test different values of λ</text:span><text:span text:style-name="T49">2</text:span><text:span text:style-name="T48">)</text:span></text:p>
              </text:list-item>
              <text:list-item>
                <text:p><text:span text:style-name="T14">Challenge:</text:span></text:p>
                <text:list>
                  <text:list-item>
                    <text:p><text:span text:style-name="T50">Use Witten-Bell smoothing (Linear interpolation is easier)</text:span></text:p>
                  </text:list-item>
                  <text:list-item>
                    <text:p><text:span text:style-name="T50">Create a program that works with </text:span><text:span text:style-name="T51">any</text:span><text:span text:style-name="T50"> n (not just bi-gram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074cm" presentation:class="title" presentation:user-transformed="true">
          <draw:text-box>
            <text:p>train-bigram (Linear Interpolation)</text:p>
          </draw:text-box>
        </draw:frame>
        <draw:frame draw:style-name="gr2" draw:text-style-name="P19" draw:layer="layout" svg:width="26.567cm" svg:height="17.823cm" svg:x="1.335cm" svg:y="3.38cm">
          <draw:text-box>
            <text:p><text:span text:style-name="T52">create </text:span><text:span text:style-name="T53">map </text:span><text:span text:style-name="T54">counts, context_counts</text:span></text:p>
            <text:p><text:span text:style-name="T55"><text:s/></text:span></text:p>
            <text:p><text:span text:style-name="T53">for each</text:span><text:span text:style-name="T50"> </text:span><text:span text:style-name="T51">line</text:span><text:span text:style-name="T50"> </text:span><text:span text:style-name="T53">in</text:span><text:span text:style-name="T50"> the </text:span><text:span text:style-name="T51">training_file</text:span></text:p>
            <text:p><text:span text:style-name="T50"><text:s text:c="2"/></text:span><text:span text:style-name="T53">split</text:span><text:span text:style-name="T50"> </text:span><text:span text:style-name="T51">line</text:span><text:span text:style-name="T50"> </text:span><text:span text:style-name="T52">into</text:span><text:span text:style-name="T50"> an array of </text:span><text:span text:style-name="T54">words</text:span></text:p>
            <text:p><text:span text:style-name="T54"><text:s text:c="2"/></text:span><text:span text:style-name="T56">append</text:span><text:span text:style-name="T54"> “</text:span><text:span text:style-name="T57">&lt;/s&gt;” to the end and “&lt;s&gt;” to the beginning of </text:span><text:span text:style-name="T54">words</text:span></text:p>
            <text:p><text:span text:style-name="T50"><text:s text:c="2"/></text:span><text:span text:style-name="T53">for each </text:span><text:span text:style-name="T52">i</text:span><text:span text:style-name="T50"> </text:span><text:span text:style-name="T53">in</text:span><text:span text:style-name="T50"> 1 </text:span><text:span text:style-name="T53">to</text:span><text:span text:style-name="T50"> length(</text:span><text:span text:style-name="T54">words</text:span><text:span text:style-name="T57">)</text:span><text:span text:style-name="T54">-</text:span><text:span text:style-name="T57">1 <text:s/></text:span><text:span text:style-name="T58"># Note: starting at 1, </text:span><text:span text:style-name="T59">after</text:span><text:span text:style-name="T58"> &lt;s&gt;</text:span></text:p>
            <text:p><text:span text:style-name="T57"><text:s text:c="4"/></text:span><text:span text:style-name="T57">counts[“w</text:span><text:span text:style-name="T60">i-1</text:span><text:span text:style-name="T57"> w</text:span><text:span text:style-name="T60">i</text:span><text:span text:style-name="T57">”] += 1 <text:s text:c="12"/></text:span><text:span text:style-name="T57"><text:tab/></text:span><text:span text:style-name="T58"># Add bigram and bigram context</text:span></text:p>
            <text:p><text:span text:style-name="T57"><text:s text:c="4"/></text:span><text:span text:style-name="T57">context_counts[“w</text:span><text:span text:style-name="T60">i-1</text:span><text:span text:style-name="T57">”] += 1 <text:s text:c="2"/></text:span><text:span text:style-name="T57"><text:tab/></text:span></text:p>
            <text:p><text:span text:style-name="T57"><text:s text:c="4"/></text:span><text:span text:style-name="T57">counts[“w</text:span><text:span text:style-name="T60">i</text:span><text:span text:style-name="T57">”] += 1 <text:s text:c="16"/></text:span><text:span text:style-name="T57"><text:tab/></text:span><text:span text:style-name="T57"><text:tab/></text:span><text:span text:style-name="T58"># Add unigram and unigram context</text:span></text:p>
            <text:p><text:span text:style-name="T57"><text:s text:c="4"/></text:span><text:span text:style-name="T57">context_counts[“”] += 1</text:span></text:p>
            <text:p><text:span text:style-name="T61"><text:s/></text:span></text:p>
            <text:p><text:span text:style-name="T53">open</text:span><text:span text:style-name="T50"> the </text:span><text:span text:style-name="T51">model_file</text:span><text:span text:style-name="T50"> for writing</text:span></text:p>
            <text:p><text:span text:style-name="T53">for each</text:span><text:span text:style-name="T50"> </text:span><text:span text:style-name="T51">ngram</text:span><text:span text:style-name="T50">, </text:span><text:span text:style-name="T51">count</text:span><text:span text:style-name="T50"> </text:span><text:span text:style-name="T53">in</text:span><text:span text:style-name="T50"> </text:span><text:span text:style-name="T51">counts</text:span></text:p>
            <text:p><text:span text:style-name="T50"><text:s text:c="2"/></text:span><text:span text:style-name="T53">split</text:span><text:span text:style-name="T50"> </text:span><text:span text:style-name="T51">ngram</text:span><text:span text:style-name="T50"> into an array of </text:span><text:span text:style-name="T51">words </text:span><text:span text:style-name="T51"><text:tab/></text:span><text:span text:style-name="T62"># “w</text:span><text:span text:style-name="T63">i-1</text:span><text:span text:style-name="T62"> w</text:span><text:span text:style-name="T63">i</text:span><text:span text:style-name="T62">” → {“w</text:span><text:span text:style-name="T63">i-1</text:span><text:span text:style-name="T62">”, “w</text:span><text:span text:style-name="T63">i</text:span><text:span text:style-name="T62">”}</text:span></text:p>
            <text:p><text:span text:style-name="T51"><text:s text:c="2"/></text:span><text:span text:style-name="T56">remove</text:span><text:span text:style-name="T64"> the last element of </text:span><text:span text:style-name="T51">words </text:span><text:span text:style-name="T51"><text:tab/></text:span><text:span text:style-name="T62"># <text:s/>{“w</text:span><text:span text:style-name="T63">i-1</text:span><text:span text:style-name="T62">”, “w</text:span><text:span text:style-name="T63">i</text:span><text:span text:style-name="T62">”} → <text:s/>{“w</text:span><text:span text:style-name="T63">i-1</text:span><text:span text:style-name="T62">”}</text:span></text:p>
            <text:p><text:span text:style-name="T51"><text:s text:c="2"/></text:span><text:span text:style-name="T56">join</text:span><text:span text:style-name="T51"> words </text:span><text:span text:style-name="T64">into</text:span><text:span text:style-name="T51"> context <text:s text:c="18"/></text:span><text:span text:style-name="T51"><text:tab/></text:span><text:span text:style-name="T62"># {“w</text:span><text:span text:style-name="T63">i-1</text:span><text:span text:style-name="T62">”} → “w</text:span><text:span text:style-name="T63">i-1</text:span><text:span text:style-name="T62">”</text:span></text:p>
            <text:p><text:span text:style-name="T50"><text:s text:c="2"/></text:span><text:span text:style-name="T51">probability</text:span><text:span text:style-name="T50"> = </text:span><text:span text:style-name="T51">counts</text:span><text:span text:style-name="T50">[</text:span><text:span text:style-name="T51">ngram</text:span><text:span text:style-name="T50">]/context_</text:span><text:span text:style-name="T51">counts[context]</text:span></text:p>
            <text:p><text:span text:style-name="T50"><text:s text:c="2"/></text:span><text:span text:style-name="T53">print</text:span><text:span text:style-name="T50"> </text:span><text:span text:style-name="T51">ngram</text:span><text:span text:style-name="T64">,</text:span><text:span text:style-name="T50"> </text:span><text:span text:style-name="T51">probability </text:span><text:span text:style-name="T56">to</text:span><text:span text:style-name="T51"> model_fi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0.874cm" presentation:class="title" presentation:user-transformed="true">
          <draw:text-box>
            <text:p>test-bigram (Linear Interpolation)</text:p>
          </draw:text-box>
        </draw:frame>
        <draw:frame draw:style-name="gr2" draw:text-style-name="P19" draw:layer="layout" svg:width="18.07cm" svg:height="3.363cm" svg:x="0.587cm" svg:y="3.71cm">
          <draw:text-box>
            <text:p><text:span text:style-name="T65">λ</text:span><text:span text:style-name="T66">1</text:span><text:span text:style-name="T65"> = ???, λ</text:span><text:span text:style-name="T66">2</text:span><text:span text:style-name="T67"> = ???,</text:span><text:span text:style-name="T66"> <text:s text:c="2"/></text:span><text:span text:style-name="T65">V = 1000000, <text:s/></text:span><text:span text:style-name="T68">W = 0, H = 0</text:span></text:p>
            <text:p><text:span text:style-name="T54"/></text:p>
            <text:p><text:span text:style-name="T54"/></text:p>
          </draw:text-box>
        </draw:frame>
        <draw:frame draw:style-name="gr2" draw:text-style-name="P19" draw:layer="layout" svg:width="27.167cm" svg:height="12.419cm" svg:x="0.391cm" svg:y="5.695cm">
          <draw:text-box>
            <text:p><text:span text:style-name="T53">load </text:span><text:span text:style-name="T52">model into </text:span><text:span text:style-name="T54">probs</text:span></text:p>
            <text:p><text:span text:style-name="T52"/></text:p>
            <text:p><text:span text:style-name="T53">for each</text:span><text:span text:style-name="T50"> </text:span><text:span text:style-name="T51">line</text:span><text:span text:style-name="T50"> </text:span><text:span text:style-name="T53">in</text:span><text:span text:style-name="T50"> </text:span><text:span text:style-name="T51">test_file</text:span></text:p>
            <text:p><text:span text:style-name="T50"><text:s text:c="2"/></text:span><text:span text:style-name="T53">split</text:span><text:span text:style-name="T50"> </text:span><text:span text:style-name="T51">line</text:span><text:span text:style-name="T50"> </text:span><text:span text:style-name="T52">into</text:span><text:span text:style-name="T50"> an array of </text:span><text:span text:style-name="T54">words</text:span></text:p>
            <text:p><text:span text:style-name="T50"><text:s text:c="2"/></text:span><text:span text:style-name="T56">append</text:span><text:span text:style-name="T54"> “</text:span><text:span text:style-name="T57">&lt;/s&gt;” to the end and “&lt;s&gt;” to the beginning of </text:span><text:span text:style-name="T54">words</text:span></text:p>
            <text:p><text:span text:style-name="T50"><text:s text:c="2"/></text:span><text:span text:style-name="T53">for each </text:span><text:span text:style-name="T52">i</text:span><text:span text:style-name="T50"> </text:span><text:span text:style-name="T53">in</text:span><text:span text:style-name="T50"> 1 </text:span><text:span text:style-name="T53">to</text:span><text:span text:style-name="T50"> length(</text:span><text:span text:style-name="T54">words</text:span><text:span text:style-name="T57">)-1</text:span><text:span text:style-name="T50"> <text:s text:c="6"/></text:span><text:span text:style-name="T4"># Note: starting at 1, </text:span><text:span text:style-name="T69">after</text:span><text:span text:style-name="T4"> &lt;s&gt;</text:span></text:p>
            <text:p><text:span text:style-name="T50"><text:s text:c="4"/></text:span><text:span text:style-name="T50">P1 = λ</text:span><text:span text:style-name="T70">1 </text:span><text:span text:style-name="T51">probs</text:span><text:span text:style-name="T50">[“w</text:span><text:span text:style-name="T70">i</text:span><text:span text:style-name="T50">”] + (1 – </text:span><text:span text:style-name="T57">λ</text:span><text:span text:style-name="T60">1</text:span><text:span text:style-name="T57">) / V <text:s text:c="8"/></text:span><text:span text:style-name="T58"># Smoothed unigram probability</text:span></text:p>
            <text:p><text:span text:style-name="T71"><text:s text:c="4"/></text:span><text:span text:style-name="T57">P2 = λ</text:span><text:span text:style-name="T60">2 </text:span><text:span text:style-name="T54">probs</text:span><text:span text:style-name="T57">[“w</text:span><text:span text:style-name="T60">i-1</text:span><text:span text:style-name="T57"> w</text:span><text:span text:style-name="T60">i</text:span><text:span text:style-name="T57">”] + (1 – λ</text:span><text:span text:style-name="T60">2</text:span><text:span text:style-name="T57">) * P1 </text:span><text:span text:style-name="T58"># Smoothed bigram probability</text:span></text:p>
            <text:p><text:span text:style-name="T57"><text:s text:c="4"/></text:span><text:span text:style-name="T57">H += -log</text:span><text:span text:style-name="T60">2</text:span><text:span text:style-name="T57">(P2)</text:span></text:p>
            <text:p><text:span text:style-name="T57"><text:s text:c="4"/></text:span><text:span text:style-name="T57">W += 1</text:span></text:p>
            <text:p><text:span text:style-name="T57"/></text:p>
            <text:p><text:span text:style-name="T56">print</text:span><text:span text:style-name="T57"> “entropy = </text:span><text:span text:style-name="T54">”+H/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79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 Programming Tutorial 2 – Bigram Language Model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6DT16H24M54S</meta:editing-duration>
    <meta:editing-cycles>536</meta:editing-cycles>
    <dc:date>2013-06-18T14:49:15</dc:date>
    <dc:creator>Graham Neubig</dc:creator>
    <meta:generator>LibreOffice/3.5$Linux_x86 LibreOffice_project/350m1$Build-2</meta:generator>
    <meta:document-statistic meta:object-count="187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i>W</mi>
          </mrow>
          <mo stretchy="false">)</mo>
        </mrow>
        <mo stretchy="false">=</mo>
        <mrow>
          <msubsup>
            <mo stretchy="false">∏</mo>
            <mrow>
              <mrow>
                <mi>i</mi>
                <mo stretchy="false">=</mo>
                <mn>1</mn>
              </mrow>
            </mrow>
            <mrow>
              <mrow>
                <mrow>
                  <mo stretchy="false">∣</mo>
                  <mrow>
                    <mi>W</mi>
                  </mrow>
                  <mo stretchy="false">∣</mo>
                </mrow>
                <mo stretchy="false">+</mo>
                <mn>1</mn>
              </mrow>
            </mrow>
          </msubsup>
          <mi>P</mi>
        </mrow>
      </mrow>
      <mrow>
        <mo stretchy="false">(</mo>
        <mrow>
          <mrow>
            <msub>
              <mi>w</mi>
              <mi>i</mi>
            </msub>
            <mo stretchy="false">∣</mo>
            <msub>
              <mi>w</mi>
              <mrow>
                <mn>0</mn>
              </mrow>
            </msub>
          </mrow>
          <mo stretchy="false">…</mo>
          <msub>
            <mi>w</mi>
            <mrow>
              <mrow>
                <mi>i</mi>
                <mo stretchy="false">−</mo>
                <mn>1</mn>
              </mrow>
            </mrow>
          </msub>
        </mrow>
        <mo stretchy="false">)</mo>
      </mrow>
    </mrow>
    <annotation encoding="StarMath 5.0">P(W) = prod_{i=1}^{lline W rline+1} P(w_i divides w_{0} dotslow  w_{i-1})</annotation>
  </semantics>
</math>
</file>

<file path=Object 10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0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95</mn>
      </mrow>
    </mrow>
    <annotation encoding="StarMath 5.0">color red {%lambda_2}=0.90, color blue {%lambda_1}=0.95</annotation>
  </semantics>
</math>
</file>

<file path=Object 11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0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90</mn>
      </mrow>
    </mrow>
    <annotation encoding="StarMath 5.0">color red {%lambda_2}=0.90, color blue {%lambda_1}=0.90</annotation>
  </semantics>
</math>
</file>

<file path=Object 12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0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05</mn>
      </mrow>
    </mrow>
    <annotation encoding="StarMath 5.0">color red {%lambda_2}=0.05, color blue {%lambda_1}=0.05</annotation>
  </semantics>
</math>
</file>

<file path=Object 13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0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10</mn>
      </mrow>
    </mrow>
    <annotation encoding="StarMath 5.0">color red {%lambda_2}=0.05, color blue {%lambda_1}=0.10</annotation>
  </semantics>
</math>
</file>

<file path=Object 14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n>0</mn>
                </mrow>
              </msub>
            </mrow>
            <mo stretchy="false">…</mo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≈</mo>
        <mi>P</mi>
      </mrow>
      <mrow>
        <mo stretchy="false">(</mo>
        <mrow>
          <mrow>
            <msub>
              <mi>w</mi>
              <mi>i</mi>
            </msub>
            <mo stretchy="false">∣</mo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</mrow>
        <mo stretchy="false">)</mo>
      </mrow>
    </mrow>
    <annotation encoding="StarMath 5.0">P(w_i divides w_{0} dotslow  w_{i-1}) approx P(w_i divides w_{i-1})</annotation>
  </semantics>
</math>
</file>

<file path=Object 15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n>0</mn>
                </mrow>
              </msub>
            </mrow>
            <mo stretchy="false">…</mo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≈</mo>
        <mi>P</mi>
      </mrow>
      <mrow>
        <mo stretchy="false">(</mo>
        <mrow>
          <msub>
            <mi>w</mi>
            <mi>i</mi>
          </msub>
        </mrow>
        <mo stretchy="false">)</mo>
      </mrow>
    </mrow>
    <annotation encoding="StarMath 5.0">P(w_i divides w_{0} dotslow  w_{i-1}) approx P(w_i)</annotation>
  </semantics>
</math>
</file>

<file path=Object 16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n>0</mn>
                </mrow>
              </msub>
            </mrow>
            <mo stretchy="false">…</mo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≈</mo>
        <mi>P</mi>
      </mrow>
      <mrow>
        <mo stretchy="false">(</mo>
        <mrow>
          <mrow>
            <msub>
              <mi>w</mi>
              <mi>i</mi>
            </msub>
            <mo stretchy="false">∣</mo>
            <msub>
              <mi>w</mi>
              <mrow>
                <mrow>
                  <mi>i</mi>
                  <mo stretchy="false">−</mo>
                  <mn>2</mn>
                </mrow>
              </mrow>
            </msub>
          </mrow>
          <msub>
            <mi>w</mi>
            <mrow>
              <mrow>
                <mi>i</mi>
                <mo stretchy="false">−</mo>
                <mn>1</mn>
              </mrow>
            </mrow>
          </msub>
        </mrow>
        <mo stretchy="false">)</mo>
      </mrow>
    </mrow>
    <annotation encoding="StarMath 5.0">P(w_i divides w_{0} dotslow  w_{i-1}) approx P(w_i divides w_{i-2} w_{i-1})</annotation>
  </semantics>
</math>
</file>

<file path=Object 17/content.xml><?xml version="1.0" encoding="utf-8"?>
<math xmlns="http://www.w3.org/1998/Math/MathML">
  <semantics>
    <mrow>
      <mi>P</mi>
      <mrow>
        <mrow>
          <mo stretchy="false">(</mo>
          <mrow>
            <msub>
              <mi>w</mi>
              <mi>i</mi>
            </msub>
          </mrow>
          <mo stretchy="false">)</mo>
        </mrow>
        <mo stretchy="false">=</mo>
        <mstyle color="blue">
          <mrow>
            <mrow>
              <msub>
                <mo stretchy="false">λ</mo>
                <mn>1</mn>
              </msub>
            </mrow>
          </mrow>
        </mstyle>
      </mrow>
      <msub>
        <mi>P</mi>
        <mrow>
          <mi mathvariant="italic">ML</mi>
        </mrow>
      </msub>
      <mrow>
        <mrow>
          <mo stretchy="false">(</mo>
          <mrow>
            <msub>
              <mi>w</mi>
              <mi>i</mi>
            </msub>
          </mrow>
          <mo stretchy="false">)</mo>
        </mrow>
        <mo stretchy="false">+</mo>
        <mrow>
          <mo stretchy="false">(</mo>
          <mrow>
            <mrow>
              <mn>1</mn>
              <mo stretchy="false">−</mo>
              <mstyle color="blue">
                <mrow>
                  <msub>
                    <mo stretchy="false">λ</mo>
                    <mn>1</mn>
                  </msub>
                </mrow>
              </mstyle>
            </mrow>
          </mrow>
          <mo stretchy="false">)</mo>
        </mrow>
      </mrow>
      <mfrac>
        <mrow>
          <mn>1</mn>
        </mrow>
        <mrow>
          <mi>N</mi>
        </mrow>
      </mfrac>
    </mrow>
    <annotation encoding="StarMath 5.0">P(w_i) = color blue {%lambda_1} P_{ML}(w_i) + (1-color blue %lambda_1) {1} over {N}</annotation>
  </semantics>
</math>
</file>

<file path=Object 18/content.xml><?xml version="1.0" encoding="utf-8"?>
<math xmlns="http://www.w3.org/1998/Math/MathML">
  <semantics>
    <mrow>
      <msub>
        <mo stretchy="false">λ</mo>
        <mrow>
          <msub>
            <mi>w</mi>
            <mrow>
              <mrow>
                <mi>i</mi>
                <mo stretchy="false">−</mo>
                <mn>1</mn>
              </mrow>
            </mrow>
          </msub>
        </mrow>
      </msub>
    </mrow>
    <annotation encoding="StarMath 5.0">%lambda_{w_{i-1}}</annotation>
  </semantics>
</math>
</file>

<file path=Object 19/content.xml><?xml version="1.0" encoding="utf-8"?>
<math xmlns="http://www.w3.org/1998/Math/MathML">
  <semantics>
    <mrow>
      <mrow>
        <msub>
          <mo stretchy="false">λ</mo>
          <mrow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</msub>
        <mo stretchy="false">=</mo>
        <mrow>
          <mn>1</mn>
          <mo stretchy="false">−</mo>
          <mfrac>
            <mrow>
              <mstyle color="red">
                <mrow>
                  <mrow>
                    <mi>u</mi>
                    <mrow>
                      <mo stretchy="false">(</mo>
                      <mrow>
                        <msub>
                          <mi>w</mi>
                          <mrow>
                            <mrow>
                              <mi>i</mi>
                              <mo stretchy="false">−</mo>
                              <mn>1</mn>
                            </mrow>
                          </mrow>
                        </msub>
                      </mrow>
                      <mo stretchy="false">)</mo>
                    </mrow>
                  </mrow>
                </mrow>
              </mstyle>
            </mrow>
            <mrow>
              <mrow>
                <mstyle color="red">
                  <mrow>
                    <mrow>
                      <mi>u</mi>
                      <mrow>
                        <mo stretchy="false">(</mo>
                        <mrow>
                          <msub>
                            <mi>w</mi>
                            <mrow>
                              <mrow>
                                <mi>i</mi>
                                <mo stretchy="false">−</mo>
                                <mn>1</mn>
                              </mrow>
                            </mrow>
                          </msub>
                        </mrow>
                        <mo stretchy="false">)</mo>
                      </mrow>
                    </mrow>
                  </mrow>
                </mstyle>
                <mo stretchy="false">+</mo>
                <mstyle color="blue">
                  <mrow>
                    <mrow>
                      <mi>c</mi>
                      <mrow>
                        <mo stretchy="false">(</mo>
                        <mrow>
                          <msub>
                            <mi>w</mi>
                            <mrow>
                              <mrow>
                                <mi>i</mi>
                                <mo stretchy="false">−</mo>
                                <mn>1</mn>
                              </mrow>
                            </mrow>
                          </msub>
                        </mrow>
                        <mo stretchy="false">)</mo>
                      </mrow>
                    </mrow>
                  </mrow>
                </mstyle>
              </mrow>
            </mrow>
          </mfrac>
        </mrow>
      </mrow>
    </mrow>
    <annotation encoding="StarMath 5.0">%lambda_{w_{i-1}} = 1 - {color red {u(w_{i-1})}} over {color red {u(w_{i-1})} + color blue {c(w_{i-1})}}</annotation>
  </semantics>
</math>
</file>

<file path=Object 2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n>0</mn>
                </mrow>
              </msub>
            </mrow>
            <mo stretchy="false">…</mo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≈</mo>
        <mi>P</mi>
      </mrow>
      <mrow>
        <mo stretchy="false">(</mo>
        <mrow>
          <msub>
            <mi>w</mi>
            <mi>i</mi>
          </msub>
        </mrow>
        <mo stretchy="false">)</mo>
      </mrow>
    </mrow>
    <annotation encoding="StarMath 5.0">P(w_i divides w_{0} dotslow  w_{i-1}) approx P(w_i)</annotation>
  </semantics>
</math>
</file>

<file path=Object 20/content.xml><?xml version="1.0" encoding="utf-8"?>
<math xmlns="http://www.w3.org/1998/Math/MathML">
  <semantics>
    <mrow>
      <mstyle color="red">
        <mrow>
          <mrow>
            <mi>u</mi>
            <mrow>
              <mo stretchy="false">(</mo>
              <mrow>
                <msub>
                  <mi>w</mi>
                  <mrow>
                    <mrow>
                      <mi>i</mi>
                      <mo stretchy="false">−</mo>
                      <mn>1</mn>
                    </mrow>
                  </mrow>
                </msub>
              </mrow>
              <mo stretchy="false">)</mo>
            </mrow>
          </mrow>
        </mrow>
      </mstyle>
    </mrow>
    <annotation encoding="StarMath 5.0">color red {u(w_{i-1})}</annotation>
  </semantics>
</math>
</file>

<file path=Object 21/content.xml><?xml version="1.0" encoding="utf-8"?>
<math xmlns="http://www.w3.org/1998/Math/MathML">
  <semantics>
    <mrow>
      <mrow>
        <mrow>
          <msub>
            <mo stretchy="false">λ</mo>
            <mrow>
              <mi mathvariant="italic">Tottori</mi>
            </mrow>
          </msub>
          <mo stretchy="false">=</mo>
          <mrow>
            <mn>1</mn>
            <mo stretchy="false">−</mo>
            <mfrac>
              <mrow>
                <mstyle color="red">
                  <mrow>
                    <mn>2</mn>
                  </mrow>
                </mstyle>
              </mrow>
              <mrow>
                <mrow>
                  <mstyle color="red">
                    <mrow>
                      <mn>2</mn>
                    </mrow>
                  </mstyle>
                  <mo stretchy="false">+</mo>
                  <mstyle color="blue">
                    <mrow>
                      <mn>3</mn>
                    </mrow>
                  </mstyle>
                </mrow>
              </mrow>
            </mfrac>
          </mrow>
        </mrow>
        <mo stretchy="false">=</mo>
        <mn>0.6</mn>
      </mrow>
    </mrow>
    <annotation encoding="StarMath 5.0">%lambda_{Tottori} = 1 - {color red 2} over { color red 2 + color blue 3 } = 0.6</annotation>
  </semantics>
</math>
</file>

<file path=Object 22/content.xml><?xml version="1.0" encoding="utf-8"?>
<math xmlns="http://www.w3.org/1998/Math/MathML">
  <semantics>
    <mrow>
      <mrow>
        <mrow>
          <msub>
            <mo stretchy="false">λ</mo>
            <mrow>
              <mi mathvariant="italic">Tokyo</mi>
            </mrow>
          </msub>
          <mo stretchy="false">=</mo>
          <mrow>
            <mn>1</mn>
            <mo stretchy="false">−</mo>
            <mfrac>
              <mrow>
                <mstyle color="red">
                  <mrow>
                    <mn>30</mn>
                  </mrow>
                </mstyle>
              </mrow>
              <mrow>
                <mrow>
                  <mstyle color="red">
                    <mrow>
                      <mn>30</mn>
                    </mrow>
                  </mstyle>
                  <mo stretchy="false">+</mo>
                  <mstyle color="blue">
                    <mrow>
                      <mn>270</mn>
                    </mrow>
                  </mstyle>
                </mrow>
              </mrow>
            </mfrac>
          </mrow>
        </mrow>
        <mo stretchy="false">=</mo>
        <mn>0.9</mn>
      </mrow>
    </mrow>
    <annotation encoding="StarMath 5.0">%lambda_{Tokyo} = 1 - {color red 30} over { color red 30 + color blue 270 } = 0.9</annotation>
  </semantics>
</math>
</file>

<file path=Object 3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row>
                    <mrow>
                      <mi>i</mi>
                      <mo stretchy="false">−</mo>
                      <mi>n</mi>
                    </mrow>
                    <mo stretchy="false">+</mo>
                    <mn>1</mn>
                  </mrow>
                </mrow>
              </msub>
            </mrow>
            <mo stretchy="false">…</mo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=</mo>
        <mfrac>
          <mrow>
            <mstyle color="fuchsia">
              <mrow>
                <mrow>
                  <mi>c</mi>
                  <mrow>
                    <mo stretchy="false">(</mo>
                    <mrow>
                      <msub>
                        <mi>w</mi>
                        <mrow>
                          <mrow>
                            <mrow>
                              <mi>i</mi>
                              <mo stretchy="false">−</mo>
                              <mi>n</mi>
                            </mrow>
                            <mo stretchy="false">+</mo>
                            <mn>1</mn>
                          </mrow>
                        </mrow>
                      </msub>
                      <mo stretchy="false">…</mo>
                      <msub>
                        <mi>w</mi>
                        <mi>i</mi>
                      </msub>
                    </mrow>
                    <mo stretchy="false">)</mo>
                  </mrow>
                </mrow>
              </mrow>
            </mstyle>
          </mrow>
          <mrow>
            <mstyle color="red">
              <mrow>
                <mrow>
                  <mi>c</mi>
                  <mrow>
                    <mo stretchy="false">(</mo>
                    <mrow>
                      <msub>
                        <mi>w</mi>
                        <mrow>
                          <mrow>
                            <mrow>
                              <mi>i</mi>
                              <mo stretchy="false">−</mo>
                              <mi>n</mi>
                            </mrow>
                            <mo stretchy="false">+</mo>
                            <mn>1</mn>
                          </mrow>
                        </mrow>
                      </msub>
                      <mo stretchy="false">…</mo>
                      <msub>
                        <mi>w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</mrow>
                    <mo stretchy="false">)</mo>
                  </mrow>
                </mrow>
              </mrow>
            </mstyle>
          </mrow>
        </mfrac>
      </mrow>
    </mrow>
    <annotation encoding="StarMath 5.0">P(w_i divides w_{i-n+1} dotslow  w_{i-1}) = { color magenta {c(w_{i-n+1} dotslow w_i)} } over { color red {c(w_{i-n+1} dotslow w_{i-1})} }</annotation>
  </semantics>
</math>
</file>

<file path=Object 4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row>
                    <mi>i</mi>
                    <mo stretchy="false">−</mo>
                    <mn>1</mn>
                  </mrow>
                </mrow>
              </msub>
            </mrow>
          </mrow>
          <mo stretchy="false">)</mo>
        </mrow>
        <mo stretchy="false">=</mo>
        <mstyle color="red">
          <mrow>
            <mrow>
              <msub>
                <mo stretchy="false">λ</mo>
                <mn>2</mn>
              </msub>
            </mrow>
          </mrow>
        </mstyle>
      </mrow>
      <msub>
        <mi>P</mi>
        <mrow>
          <mi mathvariant="italic">ML</mi>
        </mrow>
      </msub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row>
                    <mi>i</mi>
                    <mo stretchy="false">−</mo>
                    <mn>1</mn>
                  </mrow>
                </mrow>
              </msub>
            </mrow>
          </mrow>
          <mo stretchy="false">)</mo>
        </mrow>
        <mo stretchy="false">+</mo>
        <mrow>
          <mo stretchy="false">(</mo>
          <mrow>
            <mrow>
              <mn>1</mn>
              <mo stretchy="false">−</mo>
              <mstyle color="red">
                <mrow>
                  <msub>
                    <mo stretchy="false">λ</mo>
                    <mn>2</mn>
                  </msub>
                </mrow>
              </mstyle>
            </mrow>
          </mrow>
          <mo stretchy="false">)</mo>
        </mrow>
      </mrow>
      <mi>P</mi>
      <mrow>
        <mo stretchy="false">(</mo>
        <mrow>
          <msub>
            <mi>w</mi>
            <mi>i</mi>
          </msub>
        </mrow>
        <mo stretchy="false">)</mo>
      </mrow>
    </mrow>
    <annotation encoding="StarMath 5.0">P(w_i divides w_{i-1}) = color red {%lambda_2} P_{ML}(w_i divides w_{i-1}) + (1-color red %lambda_2) P(w_i)</annotation>
  </semantics>
</math>
</file>

<file path=Object 5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row>
                    <mi>i</mi>
                    <mo stretchy="false">−</mo>
                    <mn>1</mn>
                  </mrow>
                </mrow>
              </msub>
            </mrow>
          </mrow>
          <mo stretchy="false">)</mo>
        </mrow>
        <mo stretchy="false">=</mo>
        <mstyle color="red">
          <mrow>
            <msub>
              <mo stretchy="false">λ</mo>
              <mrow>
                <msub>
                  <mi>w</mi>
                  <mrow>
                    <mrow>
                      <mi>i</mi>
                      <mo stretchy="false">−</mo>
                      <mn>1</mn>
                    </mrow>
                  </mrow>
                </msub>
              </mrow>
            </msub>
          </mrow>
        </mstyle>
      </mrow>
      <msub>
        <mi>P</mi>
        <mrow>
          <mi mathvariant="italic">ML</mi>
        </mrow>
      </msub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row>
                    <mi>i</mi>
                    <mo stretchy="false">−</mo>
                    <mn>1</mn>
                  </mrow>
                </mrow>
              </msub>
            </mrow>
          </mrow>
          <mo stretchy="false">)</mo>
        </mrow>
        <mo stretchy="false">+</mo>
        <mrow>
          <mo stretchy="false">(</mo>
          <mrow>
            <mrow>
              <mn>1</mn>
              <mo stretchy="false">−</mo>
              <mstyle color="red">
                <mrow>
                  <mrow>
                    <msub>
                      <mo stretchy="false">λ</mo>
                      <mrow>
                        <msub>
                          <mi>w</mi>
                          <mrow>
                            <mrow>
                              <mi>i</mi>
                              <mo stretchy="false">−</mo>
                              <mn>1</mn>
                            </mrow>
                          </mrow>
                        </msub>
                      </mrow>
                    </msub>
                  </mrow>
                </mrow>
              </mstyle>
            </mrow>
          </mrow>
          <mo stretchy="false">)</mo>
        </mrow>
      </mrow>
      <mi>P</mi>
      <mrow>
        <mo stretchy="false">(</mo>
        <mrow>
          <msub>
            <mi>w</mi>
            <mi>i</mi>
          </msub>
        </mrow>
        <mo stretchy="false">)</mo>
      </mrow>
    </mrow>
    <annotation encoding="StarMath 5.0">P(w_i divides w_{i-1}) = color red %lambda_{w_{i-1}} P_{ML}(w_i divides w_{i-1}) + (1 - color red {%lambda_{w_{i-1}}})  P(w_i)</annotation>
  </semantics>
</math>
</file>

<file path=Object 6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95</mn>
      </mrow>
    </mrow>
    <annotation encoding="StarMath 5.0">color red {%lambda_2}=0.95, color blue {%lambda_1}=0.95</annotation>
  </semantics>
</math>
</file>

<file path=Object 7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90</mn>
      </mrow>
    </mrow>
    <annotation encoding="StarMath 5.0">color red {%lambda_2}=0.95, color blue {%lambda_1}=0.90</annotation>
  </semantics>
</math>
</file>

<file path=Object 8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85</mn>
      </mrow>
    </mrow>
    <annotation encoding="StarMath 5.0">color red {%lambda_2}=0.95, color blue {%lambda_1}=0.85</annotation>
  </semantics>
</math>
</file>

<file path=Object 9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05</mn>
      </mrow>
    </mrow>
    <annotation encoding="StarMath 5.0">color red {%lambda_2}=0.95, color blue {%lambda_1}=0.05</annotation>
  </semantics>
</math>
</file>